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8f8f8" draw:textarea-horizontal-align="justify" draw:textarea-vertical-align="middle" draw:auto-grow-height="false" draw:shadow="visible" draw:shadow-offset-x="0.02cm" draw:shadow-offset-y="-0.02cm" draw:shadow-color="#dddddd"/>
    </style:style>
    <style:style style:name="gr2" style:family="graphic" style:parent-style-name="standard">
      <style:graphic-properties draw:stroke="none" draw:opacity="0%" draw:textarea-vertical-align="middle" draw:shadow-opacity="0%"/>
    </style:style>
    <style:style style:name="gr3" style:family="graphic" style:parent-style-name="standard">
      <style:graphic-properties draw:stroke="none" draw:fill="solid" draw:fill-color="#f8f8f8" draw:textarea-horizontal-align="justify" draw:textarea-vertical-align="middle" draw:auto-grow-height="false" draw:shadow="visible" draw:shadow-offset-x="-0.02cm" draw:shadow-offset-y="-0.02cm" draw:shadow-color="#dddddd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2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="solid" draw:fill-color="#9999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000000" draw:fill="solid" draw:fill-color="#99ff66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000000" draw:fill="solid" draw:fill-color="#ff99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000000" draw:fill="solid" draw:fill-color="#66ff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049cm"/>
    </style:style>
    <style:style style:name="gr17" style:family="graphic" style:parent-style-name="standard">
      <style:graphic-properties svg:stroke-color="#000000" draw:fill="solid" draw:fill-color="#9999ff" draw:textarea-horizontal-align="justify" draw:textarea-vertical-align="middle" draw:auto-grow-height="false"/>
    </style:style>
    <style:style style:name="gr18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19" style:family="graphic" style:parent-style-name="standard">
      <style:graphic-properties svg:stroke-color="#000000" draw:fill="solid" draw:fill-color="#99ff66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fill="solid" draw:fill-color="#ff99ff" draw:textarea-horizontal-align="justify" draw:textarea-vertical-align="middle" draw:auto-grow-height="false"/>
    </style:style>
    <style:style style:name="gr21" style:family="graphic" style:parent-style-name="standard">
      <style:graphic-properties svg:stroke-color="#000000" draw:fill="solid" draw:fill-color="#99ffff" draw:textarea-horizontal-align="justify" draw:textarea-vertical-align="middle" draw:auto-grow-height="false"/>
    </style:style>
    <style:style style:name="gr22" style:family="graphic" style:parent-style-name="objectwithoutfill">
      <style:graphic-properties svg:stroke-color="#000000" draw:marker-end="Arrow" draw:marker-end-width="0.1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cc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cc" draw:textarea-horizontal-align="left" draw:auto-grow-height="true" draw:auto-grow-width="true" fo:min-height="0.362cm" fo:min-width="0cm"/>
    </style:style>
    <style:style style:name="gr25" style:family="graphic" style:parent-style-name="standard">
      <style:graphic-properties svg:stroke-color="#00cc00" draw:marker-end="Arrow" draw:fill="solid" draw:fill-color="#000000" draw:textarea-vertical-align="middle"/>
    </style:style>
    <style:style style:name="gr26" style:family="graphic" style:parent-style-name="standard">
      <style:graphic-properties svg:stroke-color="#ff3300" draw:marker-end="Arrow" draw:fill="solid" draw:fill-color="#000000" draw:textarea-vertical-align="middle"/>
    </style:style>
    <style:style style:name="gr27" style:family="graphic" style:parent-style-name="standard">
      <style:graphic-properties svg:stroke-color="#000000" draw:marker-end="Arrow" draw:fill="solid" draw:fill-color="#000000" draw:textarea-vertical-align="middle"/>
    </style:style>
    <style:style style:name="gr28" style:family="graphic" style:parent-style-name="objectwithoutfill">
      <style:graphic-properties draw:stroke="dash" draw:stroke-dash="Ultrafine_20_Dashed" draw:marker-end="Arrow" draw:marker-end-width="0.2cm" draw:fill="none" draw:textarea-vertical-align="middle"/>
    </style:style>
    <style:style style:name="gr29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cm"/>
    </style:style>
    <style:style style:name="gr31" style:family="graphic" style:parent-style-name="objectwithoutfill">
      <style:graphic-properties svg:stroke-color="#6666ff" draw:marker-end="Arrow" draw:fill="none" draw:fill-color="#000000" draw:textarea-vertical-align="middle"/>
    </style:style>
    <style:style style:name="gr32" style:family="graphic" style:parent-style-name="standard">
      <style:graphic-properties draw:stroke="none" svg:stroke-color="#6666ff" draw:fill="solid" draw:fill-color="#ffffff" draw:opacity="0%" draw:textarea-vertical-align="middle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urier" style:font-family-generic="modern" style:font-pitch="fixed" fo:font-size="8pt" style:font-size-asian="8pt" style:font-size-complex="8pt"/>
    </style:style>
    <style:style style:name="P3" style:family="paragraph">
      <style:text-properties fo:font-family="Courier" style:font-family-generic="modern" style:font-pitch="fixed" fo:font-size="10pt" style:font-size-asian="10pt" style:font-size-complex="10pt"/>
    </style:style>
    <style:style style:name="P4" style:family="paragraph">
      <style:text-properties fo:font-family="Courier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P5" style:family="paragraph">
      <style:text-properties fo:font-family="Courier" style:font-family-generic="modern" style:font-pitch="fixed" fo:font-size="8pt" style:font-size-asian="8pt" style:font-size-complex="8pt"/>
    </style:style>
    <style:style style:name="P6" style:family="paragraph">
      <style:paragraph-properties fo:text-align="center"/>
      <style:text-properties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family="Courier" style:font-family-generic="modern" style:font-pitch="fixed" fo:font-size="8pt" style:font-size-asian="8pt" style:font-size-complex="8pt"/>
    </style:style>
    <style:style style:name="T2" style:family="text">
      <style:text-properties fo:font-family="Courier" style:font-family-generic="modern" style:font-pitch="fixed" fo:font-size="10pt" style:font-size-asian="10pt" style:font-size-complex="10pt"/>
    </style:style>
    <style:style style:name="T3" style:family="text">
      <style:text-properties fo:font-family="Courier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2cm" svg:height="3.01cm" svg:x="0.5cm" svg:y="1.5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2cm" svg:height="5.5cm" svg:x="0.5cm" svg:y="5.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2" draw:text-style-name="P1" draw:layer="layout" svg:width="21cm" svg:height="10.2cm" svg:x="1cm" svg:y="0.8cm">
          <text:p/>
        </draw:rect>
        <draw:custom-shape draw:style-name="gr3" draw:text-style-name="P1" draw:layer="layout" svg:width="4.4cm" svg:height="9.3cm" svg:x="16.3cm" svg:y="1.60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.801cm" svg:height="9.3cm" svg:x="11.144cm" svg:y="1.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xml:id="id1" draw:id="id1" draw:layer="layout" svg:width="4.6cm" svg:height="0.894cm" svg:x="11.244cm" svg:y="3.606cm">
          <text:p text:style-name="P1"><text:span text:style-name="T1">ntimes=(end_loc–st_loc+</text:span></text:p>
          <text:p text:style-name="P1"><text:span text:style-name="T1">coll_bufsize)/coll_bufsiz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" draw:id="id2" draw:layer="layout" svg:width="1.401cm" svg:height="0.6cm" svg:x="12.844cm" svg:y="5.2cm">
          <text:p text:style-name="P1"><text:span text:style-name="T1">m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13.544cm" svg:y1="4.5cm" svg:x2="13.544cm" svg:y2="5.2cm" draw:start-shape="id1" draw:start-glue-point="6" draw:end-shape="id2" draw:end-glue-point="0" svg:d="m13544 4500v700">
          <text:p/>
        </draw:connector>
        <draw:custom-shape draw:style-name="gr4" draw:text-style-name="P2" xml:id="id3" draw:id="id3" draw:layer="layout" svg:width="2.199cm" svg:height="0.998cm" svg:x="12.445cm" svg:y="6.602cm">
          <text:p text:style-name="P1"><text:span text:style-name="T1">m &lt; ntime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" draw:layer="layout" draw:type="line" svg:x1="13.545cm" svg:y1="5.8cm" svg:x2="13.545cm" svg:y2="6.602cm" draw:start-shape="id2" draw:start-glue-point="6" draw:end-shape="id3" draw:end-glue-point="4" svg:d="m13545 5800v802">
          <text:p/>
        </draw:connector>
        <draw:frame draw:style-name="gr6" draw:text-style-name="P3" draw:layer="layout" svg:width="0.925cm" svg:height="0.607cm" svg:x="11.519cm" svg:y="6.6cm">
          <draw:text-box>
            <text:p><text:span text:style-name="T2">No</text:span></text:p>
          </draw:text-box>
        </draw:frame>
        <draw:frame draw:style-name="gr6" draw:text-style-name="P4" draw:layer="layout" svg:width="4.74cm" svg:height="0.607cm" svg:x="11.17cm" svg:y="1.003cm">
          <draw:text-box>
            <text:p><text:span text:style-name="T3">ADIOI_Exch_and_write</text:span></text:p>
          </draw:text-box>
        </draw:frame>
        <draw:custom-shape draw:style-name="gr7" draw:text-style-name="P2" xml:id="id4" draw:id="id4" draw:layer="layout" svg:width="2.901cm" svg:height="0.6cm" svg:x="16.944cm" svg:y="3.703cm">
          <text:p text:style-name="P1"><text:span text:style-name="T1">MPI_Allto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5" draw:id="id5" draw:layer="layout" svg:width="2.901cm" svg:height="0.6cm" svg:x="16.944cm" svg:y="5.604cm">
          <text:p text:style-name="P1"><text:span text:style-name="T1">MPI_Irec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6" draw:id="id6" draw:layer="layout" svg:width="2.901cm" svg:height="0.6cm" svg:x="16.944cm" svg:y="7.405cm">
          <text:p text:style-name="P1"><text:span text:style-name="T1">MPI_Ise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xml:id="id7" draw:id="id7" draw:layer="layout" svg:width="2.901cm" svg:height="0.6cm" svg:x="16.944cm" svg:y="9.306cm">
          <text:p text:style-name="P1"><text:span text:style-name="T1">MPI_Wait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18.395cm" svg:y1="4.303cm" svg:x2="18.394cm" svg:y2="5.604cm" draw:start-shape="id4" draw:start-glue-point="6" draw:end-shape="id5" svg:d="m18395 4303-1 1301">
          <text:p/>
        </draw:connector>
        <draw:connector draw:style-name="gr5" draw:text-style-name="P1" draw:layer="layout" draw:type="line" svg:x1="18.395cm" svg:y1="6.204cm" svg:x2="18.394cm" svg:y2="7.405cm" draw:start-shape="id5" draw:start-glue-point="6" draw:end-shape="id6" draw:end-glue-point="0" svg:d="m18395 6204-1 1201">
          <text:p/>
        </draw:connector>
        <draw:connector draw:style-name="gr5" draw:text-style-name="P1" draw:layer="layout" draw:type="line" svg:x1="18.395cm" svg:y1="8.005cm" svg:x2="18.394cm" svg:y2="9.306cm" draw:start-shape="id6" draw:start-glue-point="6" draw:end-shape="id7" svg:d="m18395 8005-1 1301">
          <text:p/>
        </draw:connector>
        <draw:frame draw:style-name="gr6" draw:text-style-name="P4" draw:layer="layout" svg:width="4.951cm" svg:height="0.607cm" svg:x="15.995cm" svg:y="1.003cm">
          <draw:text-box>
            <text:p><text:span text:style-name="T3">ADIOI_W_Exchange_data</text:span></text:p>
          </draw:text-box>
        </draw:frame>
        <draw:custom-shape draw:style-name="gr7" draw:text-style-name="P2" xml:id="id9" draw:id="id9" draw:layer="layout" svg:width="2.901cm" svg:height="0.6cm" svg:x="12.089cm" svg:y="9.307cm">
          <text:p text:style-name="P1"><text:span text:style-name="T1">ADIO_WriteConti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3" draw:layer="layout" svg:width="1.137cm" svg:height="0.607cm" svg:x="14.52cm" svg:y="6.601cm">
          <draw:text-box>
            <text:p><text:span text:style-name="T2">Yes</text:span></text:p>
          </draw:text-box>
        </draw:frame>
        <draw:custom-shape draw:style-name="gr4" draw:text-style-name="P2" xml:id="id8" draw:id="id8" draw:layer="layout" svg:width="1.2cm" svg:height="0.392cm" svg:x="12.944cm" svg:y="8.208cm">
          <text:p text:style-name="P1"><text:span text:style-name="T1">m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13.544cm" svg:y1="8.208cm" svg:x2="13.545cm" svg:y2="7.6cm" draw:start-shape="id8" draw:start-glue-point="4" draw:end-shape="id3" draw:end-glue-point="6" svg:d="m13544 8208 1-608">
          <text:p/>
        </draw:connector>
        <draw:connector draw:style-name="gr5" draw:text-style-name="P1" draw:layer="layout" draw:line-skew="0.306cm -0.502cm" svg:x1="14.644cm" svg:y1="7.101cm" svg:x2="18.395cm" svg:y2="3.703cm" draw:start-shape="id3" draw:start-glue-point="7" draw:end-shape="id4" draw:end-glue-point="4" svg:d="m14644 7101h1456v-4401h2295v1003">
          <text:p/>
        </draw:connector>
        <draw:connector draw:style-name="gr5" draw:text-style-name="P1" draw:layer="layout" svg:x1="18.395cm" svg:y1="9.906cm" svg:x2="13.54cm" svg:y2="9.907cm" draw:start-shape="id7" draw:start-glue-point="6" draw:end-shape="id9" draw:end-glue-point="6" svg:d="m18395 9906v503h-4855v-502">
          <text:p/>
        </draw:connector>
        <draw:g>
          <draw:custom-shape draw:style-name="gr8" draw:text-style-name="P1" draw:layer="layout" svg:width="0.3cm" svg:height="0.3cm" svg:x="18.9cm" svg:y="3.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3cm" svg:height="0.3cm" svg:x="19.2cm" svg:y="3.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3cm" svg:height="0.3cm" svg:x="19.5cm" svg:y="3.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3cm" svg:height="0.3cm" svg:x="19.8cm" svg:y="3.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3cm" svg:height="0.3cm" svg:x="20.1cm" svg:y="3.2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5" draw:layer="layout" svg:width="2.365cm" svg:height="0.531cm" svg:x="18.461cm" svg:y="2.702cm">
          <draw:text-box>
            <text:p><text:span text:style-name="T1">coll_buffer</text:span></text:p>
          </draw:text-box>
        </draw:frame>
        <draw:g>
          <draw:custom-shape draw:style-name="gr9" draw:text-style-name="P1" draw:layer="layout" svg:width="0.3cm" svg:height="0.3cm" svg:x="18.9cm" svg:y="10.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3cm" svg:height="0.3cm" svg:x="19.2cm" svg:y="10.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3cm" svg:height="0.3cm" svg:x="19.5cm" svg:y="10.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3cm" svg:height="0.3cm" svg:x="19.8cm" svg:y="10.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3cm" svg:height="0.3cm" svg:x="20.1cm" svg:y="10.1cm">
            <text:p/>
            <draw:enhanced-geometry svg:viewBox="0 0 21600 21600" draw:type="rectangle" draw:enhanced-path="M 0 0 L 21600 0 21600 21600 0 21600 0 0 Z N"/>
          </draw:custom-shape>
        </draw:g>
        <draw:custom-shape draw:style-name="gr14" draw:text-style-name="P1" draw:layer="layout" svg:width="4.5cm" svg:height="0.3cm" svg:x="11.28cm" svg:y="2.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703cm" svg:height="0.531cm" svg:x="12.162cm" svg:y="1.603cm">
          <draw:text-box>
            <text:p><text:span text:style-name="T1">File Domain n</text:span></text:p>
          </draw:text-box>
        </draw:frame>
        <draw:line draw:style-name="gr15" draw:text-style-name="P1" draw:layer="layout" svg:x1="14.28cm" svg:y1="2.1cm" svg:x2="14.28cm" svg:y2="2.4cm">
          <text:p/>
        </draw:line>
        <draw:g>
          <draw:custom-shape draw:style-name="gr8" draw:text-style-name="P1" draw:layer="layout" svg:width="0.3cm" svg:height="0.3cm" svg:x="11.28cm" svg:y="2.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3cm" svg:height="0.3cm" svg:x="11.58cm" svg:y="2.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3cm" svg:height="0.3cm" svg:x="11.88cm" svg:y="2.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3cm" svg:height="0.3cm" svg:x="12.18cm" svg:y="2.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3cm" svg:height="0.3cm" svg:x="12.48cm" svg:y="2.1cm">
            <text:p/>
            <draw:enhanced-geometry svg:viewBox="0 0 21600 21600" draw:type="rectangle" draw:enhanced-path="M 0 0 L 21600 0 21600 21600 0 21600 0 0 Z N"/>
          </draw:custom-shape>
        </draw:g>
        <draw:frame draw:style-name="gr16" draw:text-style-name="P5" draw:layer="layout" svg:width="1.549cm" svg:height="0.531cm" svg:x="12.8cm" svg:y="1.984cm">
          <draw:text-box>
            <text:p><text:span text:style-name="T1">m = 1</text:span></text:p>
          </draw:text-box>
        </draw:frame>
        <draw:frame draw:style-name="gr6" draw:text-style-name="P5" draw:layer="layout" svg:width="1.349cm" svg:height="0.531cm" svg:x="14.364cm" svg:y="1.965cm">
          <draw:text-box>
            <text:p><text:span text:style-name="T1">m = 2</text:span></text:p>
          </draw:text-box>
        </draw:frame>
        <draw:custom-shape draw:style-name="gr17" draw:text-style-name="P2" xml:id="id10" draw:id="id10" draw:layer="layout" svg:width="0.324cm" svg:height="0.3cm" svg:x="16.377cm" svg:y="2.9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3" draw:id="id13" draw:layer="layout" svg:width="0.324cm" svg:height="0.3cm" svg:x="16.778cm" svg:y="2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15" draw:id="id15" draw:layer="layout" svg:width="0.324cm" svg:height="0.3cm" svg:x="17.179cm" svg:y="2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14" draw:id="id14" draw:layer="layout" svg:width="0.324cm" svg:height="0.3cm" svg:x="17.58cm" svg:y="2.9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12" draw:id="id12" draw:layer="layout" svg:width="0.324cm" svg:height="0.3cm" svg:x="17.981cm" svg:y="2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11" draw:id="id11" draw:layer="layout" svg:width="0.324cm" svg:height="0.3cm" svg:x="17.178cm" svg:y="3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" draw:layer="layout" draw:type="line" svg:x1="16.539cm" svg:y1="3.256cm" svg:x2="17.178cm" svg:y2="3.647cm" draw:start-shape="id10" draw:start-glue-point="8" draw:end-shape="id11" draw:end-glue-point="6" svg:d="m16539 3256 639 391">
          <text:p/>
        </draw:connector>
        <draw:connector draw:style-name="gr22" draw:text-style-name="P1" draw:layer="layout" draw:type="line" svg:x1="18.143cm" svg:y1="3.26cm" svg:x2="17.502cm" svg:y2="3.647cm" draw:start-shape="id12" draw:start-glue-point="8" draw:end-shape="id11" draw:end-glue-point="10" svg:d="m18143 3260-641 387">
          <text:p/>
        </draw:connector>
        <draw:connector draw:style-name="gr22" draw:text-style-name="P1" draw:layer="layout" draw:type="line" svg:x1="16.94cm" svg:y1="3.257cm" svg:x2="17.225cm" svg:y2="3.541cm" draw:start-shape="id13" draw:start-glue-point="8" draw:end-shape="id11" draw:end-glue-point="5" svg:d="m16940 3257 285 284">
          <text:p/>
        </draw:connector>
        <draw:connector draw:style-name="gr22" draw:text-style-name="P1" draw:layer="layout" draw:type="line" svg:x1="17.742cm" svg:y1="3.259cm" svg:x2="17.455cm" svg:y2="3.541cm" draw:start-shape="id14" draw:start-glue-point="8" draw:end-shape="id11" draw:end-glue-point="11" svg:d="m17742 3259-287 282">
          <text:p/>
        </draw:connector>
        <draw:connector draw:style-name="gr22" draw:text-style-name="P1" draw:layer="layout" draw:type="line" svg:x1="17.341cm" svg:y1="3.258cm" svg:x2="17.34cm" svg:y2="3.497cm" draw:start-shape="id15" draw:start-glue-point="8" draw:end-shape="id11" draw:end-glue-point="4" svg:d="m17341 3258-1 239">
          <text:p/>
        </draw:connector>
        <draw:custom-shape draw:style-name="gr17" draw:text-style-name="P2" xml:id="id17" draw:id="id17" draw:layer="layout" svg:width="0.324cm" svg:height="0.3cm" svg:x="16.779cm" svg:y="4.7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18" draw:id="id18" draw:layer="layout" svg:width="0.324cm" svg:height="0.3cm" svg:x="17.581cm" svg:y="4.7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16" draw:id="id16" draw:layer="layout" svg:width="0.324cm" svg:height="0.3cm" svg:x="17.179cm" svg:y="4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" draw:layer="layout" draw:type="line" svg:x1="17.226cm" svg:y1="4.419cm" svg:x2="16.941cm" svg:y2="4.703cm" draw:start-shape="id16" draw:start-glue-point="7" draw:end-shape="id17" draw:end-glue-point="4" svg:d="m17226 4419-285 284">
          <text:p/>
        </draw:connector>
        <draw:connector draw:style-name="gr22" draw:text-style-name="P1" draw:layer="layout" draw:type="line" svg:x1="17.456cm" svg:y1="4.419cm" svg:x2="17.743cm" svg:y2="4.705cm" draw:start-shape="id16" draw:start-glue-point="9" draw:end-shape="id18" draw:end-glue-point="4" svg:d="m17456 4419 287 286">
          <text:p/>
        </draw:connector>
        <draw:frame draw:style-name="gr6" draw:text-style-name="P5" draw:layer="layout" svg:width="1.349cm" svg:height="0.531cm" svg:x="17.764cm" svg:y="1.985cm">
          <draw:text-box>
            <text:p><text:span text:style-name="T1">m = 0</text:span></text:p>
          </draw:text-box>
        </draw:frame>
        <draw:frame draw:style-name="gr23" draw:text-style-name="P4" draw:layer="layout" svg:width="6.01cm" svg:height="0.607cm" svg:x="2.647cm" svg:y="1.004cm">
          <draw:text-box>
            <text:p><text:span text:style-name="T3">ADIOI_GEN_WriteStridedColl</text:span></text:p>
          </draw:text-box>
        </draw:frame>
        <draw:frame draw:style-name="gr24" draw:text-style-name="P4" draw:layer="layout" svg:width="4.528cm" svg:height="0.612cm" svg:x="3.672cm" svg:y="4.788cm">
          <draw:text-box>
            <text:p><text:span text:style-name="T3">ADIOI_Sync_thread_t</text:span></text:p>
          </draw:text-box>
        </draw:frame>
        <draw:custom-shape draw:style-name="gr4" draw:text-style-name="P2" xml:id="id19" draw:id="id19" draw:layer="layout" svg:width="4.5cm" svg:height="0.6cm" svg:x="6cm" svg:y="6.199cm">
          <text:p text:style-name="P1"><text:span text:style-name="T1">ADIOI_Sync_thread_enque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0" draw:id="id20" draw:layer="layout" svg:width="3.2cm" svg:height="1.101cm" svg:x="6.65cm" svg:y="7.85cm">
          <text:p text:style-name="P1"><text:span text:style-name="T1">flush_immediat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" draw:layer="layout" draw:type="line" svg:x1="8.25cm" svg:y1="6.799cm" svg:x2="8.25cm" svg:y2="7.85cm" draw:start-shape="id19" draw:end-shape="id20" draw:end-glue-point="4" svg:d="m8250 6799v1051">
          <text:p/>
        </draw:connector>
        <draw:custom-shape draw:style-name="gr4" draw:text-style-name="P2" xml:id="id21" draw:id="id21" draw:layer="layout" svg:width="4.5cm" svg:height="0.6cm" svg:x="6.001cm" svg:y="10cm">
          <text:p text:style-name="P1"><text:span text:style-name="T1">ADIOI_Sync_thread_flu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8.25cm" svg:y1="8.951cm" svg:x2="8.251cm" svg:y2="10cm" draw:start-shape="id20" draw:start-glue-point="6" draw:end-shape="id21" draw:end-glue-point="4" svg:d="m8250 8951 1 1049">
          <text:p/>
        </draw:connector>
        <draw:frame draw:style-name="gr6" draw:text-style-name="P3" draw:layer="layout" svg:width="1.137cm" svg:height="0.607cm" svg:x="8.121cm" svg:y="9.1cm">
          <draw:text-box>
            <text:p><text:span text:style-name="T2">Yes</text:span></text:p>
          </draw:text-box>
        </draw:frame>
        <draw:frame draw:style-name="gr6" draw:text-style-name="P3" draw:layer="layout" svg:width="0.925cm" svg:height="0.607cm" svg:x="9.82cm" svg:y="7.899cm">
          <draw:text-box>
            <text:p><text:span text:style-name="T2">No</text:span></text:p>
          </draw:text-box>
        </draw:frame>
        <draw:connector draw:style-name="gr25" draw:text-style-name="P1" draw:layer="layout" draw:line-skew="-0.723cm" svg:x1="10.501cm" svg:y1="10.3cm" svg:x2="12.944cm" svg:y2="8.404cm" draw:start-shape="id21" draw:start-glue-point="7" draw:end-shape="id8" draw:end-glue-point="5" svg:d="m10501 10300h499v-1896h1944">
          <text:p/>
        </draw:connector>
        <draw:connector draw:style-name="gr26" draw:text-style-name="P1" draw:layer="layout" draw:line-skew="-0.395cm" svg:x1="12.089cm" svg:y1="9.607cm" svg:x2="10.5cm" svg:y2="6.499cm" draw:start-shape="id9" draw:start-glue-point="5" draw:end-shape="id19" draw:end-glue-point="7" svg:d="m12089 9607h-1189v-3108h-400">
          <text:p/>
        </draw:connector>
        <draw:custom-shape draw:style-name="gr1" draw:text-style-name="P1" draw:layer="layout" svg:width="5cm" svg:height="4.791cm" svg:x="0.7cm" svg:y="6.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4" draw:text-style-name="P4" draw:layer="layout" svg:width="5.375cm" svg:height="0.612cm" svg:x="0.572cm" svg:y="5.488cm">
          <draw:text-box>
            <text:p><text:span text:style-name="T3">ADIOI_Sync_thread_start</text:span></text:p>
          </draw:text-box>
        </draw:frame>
        <draw:custom-shape draw:style-name="gr4" draw:text-style-name="P2" xml:id="id23" draw:id="id23" draw:layer="layout" svg:width="4.5cm" svg:height="0.6cm" svg:x="0.801cm" svg:y="7.502cm">
          <text:p text:style-name="P1"><text:span text:style-name="T1">ADIOI_Atomic_queue_p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4" draw:id="id24" draw:layer="layout" svg:width="4.5cm" svg:height="0.6cm" svg:x="0.802cm" svg:y="8.803cm">
          <text:p text:style-name="P1"><text:span text:style-name="T1">pread(fd-&gt;fd_cache,...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5" draw:id="id25" draw:layer="layout" svg:width="4.5cm" svg:height="0.6cm" svg:x="0.803cm" svg:y="10.104cm">
          <text:p text:style-name="P1"><text:span text:style-name="T1">pwrite(fd-&gt;fd_sys,...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2" draw:id="id22" draw:layer="layout" svg:width="1.949cm" svg:height="0.712cm" svg:x="2.079cm" svg:y="6.216cm">
          <text:p text:style-name="P1"><text:span text:style-name="T1">tru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" draw:layer="layout" draw:type="line" svg:x1="3.054cm" svg:y1="6.928cm" svg:x2="3.051cm" svg:y2="7.502cm" draw:start-shape="id22" draw:start-glue-point="6" draw:end-shape="id23" svg:d="m3054 6928-3 574">
          <text:p/>
        </draw:connector>
        <draw:connector draw:style-name="gr5" draw:text-style-name="P1" draw:layer="layout" draw:type="line" svg:x1="3.051cm" svg:y1="8.102cm" svg:x2="3.052cm" svg:y2="8.803cm" draw:start-shape="id23" draw:start-glue-point="6" draw:end-shape="id24" draw:end-glue-point="4" svg:d="m3051 8102 1 701">
          <text:p/>
        </draw:connector>
        <draw:connector draw:style-name="gr5" draw:text-style-name="P1" draw:layer="layout" draw:type="line" svg:x1="3.052cm" svg:y1="9.403cm" svg:x2="3.053cm" svg:y2="10.104cm" draw:start-shape="id24" draw:start-glue-point="6" draw:end-shape="id25" draw:end-glue-point="4" svg:d="m3052 9403 1 701">
          <text:p/>
        </draw:connector>
        <draw:connector draw:style-name="gr27" draw:text-style-name="P1" draw:layer="layout" draw:line-skew="-0.305cm" svg:x1="5.303cm" svg:y1="10.404cm" svg:x2="4.028cm" svg:y2="6.572cm" draw:start-shape="id25" draw:start-glue-point="7" draw:end-shape="id22" draw:end-glue-point="7" svg:d="m5303 10404h197v-3832h-1472">
          <text:p/>
        </draw:connector>
        <draw:g>
          <draw:custom-shape draw:style-name="gr8" draw:text-style-name="P1" draw:layer="layout" svg:width="0.3cm" svg:height="0.3cm" svg:x="3.5cm" svg:y="8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3cm" svg:height="0.3cm" svg:x="3.8cm" svg:y="8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3cm" svg:height="0.3cm" svg:x="4.1cm" svg:y="8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3cm" svg:height="0.3cm" svg:x="4.4cm" svg:y="8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3cm" svg:height="0.3cm" svg:x="4.7cm" svg:y="8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1" draw:layer="layout" svg:width="0.3cm" svg:height="0.3cm" svg:x="3.5cm" svg:y="9.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0.3cm" svg:height="0.3cm" svg:x="3.8cm" svg:y="9.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3cm" svg:height="0.3cm" svg:x="4.1cm" svg:y="9.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0.3cm" svg:height="0.3cm" svg:x="4.4cm" svg:y="9.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3cm" svg:height="0.3cm" svg:x="4.7cm" svg:y="9.7cm">
            <text:p/>
            <draw:enhanced-geometry svg:viewBox="0 0 21600 21600" draw:type="rectangle" draw:enhanced-path="M 0 0 L 21600 0 21600 21600 0 21600 0 0 Z N"/>
          </draw:custom-shape>
        </draw:g>
        <draw:connector draw:style-name="gr28" draw:text-style-name="P1" draw:layer="layout" draw:type="line" svg:x1="12.463cm" svg:y1="7.1cm" svg:x2="11.2cm" svg:y2="7.122cm" svg:d="m12463 7100-1263 22">
          <text:p/>
        </draw:connector>
        <draw:connector draw:style-name="gr28" draw:text-style-name="P1" draw:layer="layout" draw:type="line" svg:x1="13.544cm" svg:y1="2.9cm" svg:x2="13.544cm" svg:y2="3.6cm" svg:d="m13544 2900v700">
          <text:p/>
        </draw:connector>
        <draw:frame draw:style-name="gr6" draw:text-style-name="P3" draw:layer="layout" svg:width="0.925cm" svg:height="0.607cm" svg:x="2.462cm" svg:y="2.202cm">
          <draw:text-box>
            <text:p><text:span text:style-name="T2">No</text:span></text:p>
          </draw:text-box>
        </draw:frame>
        <draw:custom-shape draw:style-name="gr4" draw:text-style-name="P2" xml:id="id26" draw:id="id26" draw:layer="layout" svg:width="2.199cm" svg:height="1.6cm" svg:x="3.963cm" svg:y="1.903cm">
          <text:p text:style-name="P1"><text:span text:style-name="T1">interleav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27" draw:id="id27" draw:layer="layout" svg:width="4.1cm" svg:height="0.6cm" svg:x="6.355cm" svg:y="3.604cm">
          <text:p text:style-name="P1"><text:span text:style-name="T1">ADIOI_Calc_file_domai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3" draw:layer="layout" svg:width="1.137cm" svg:height="0.607cm" svg:x="6.664cm" svg:y="2.204cm">
          <draw:text-box>
            <text:p><text:span text:style-name="T2">Yes</text:span></text:p>
          </draw:text-box>
        </draw:frame>
        <draw:connector draw:style-name="gr5" draw:text-style-name="P1" draw:layer="layout" svg:x1="6.162cm" svg:y1="2.703cm" svg:x2="8.405cm" svg:y2="3.604cm" draw:start-shape="id26" draw:start-glue-point="7" draw:end-shape="id27" draw:end-glue-point="4" svg:d="m6162 2703h2243v901">
          <text:p/>
        </draw:connector>
        <draw:connector draw:style-name="gr28" draw:text-style-name="P1" draw:layer="layout" draw:type="line" svg:x1="8.405cm" svg:y1="4.204cm" svg:x2="8.391cm" svg:y2="5.06cm" draw:start-shape="id27" draw:start-glue-point="6" svg:d="m8405 4204-14 856">
          <text:p/>
        </draw:connector>
        <draw:custom-shape draw:style-name="gr29" draw:text-style-name="P2" draw:layer="layout" svg:width="0.499cm" svg:height="0.501cm" svg:x="6.055cm" svg:y="3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5" draw:text-style-name="P1" xml:id="id28" draw:id="id28" draw:layer="layout" svg:x1="6.362cm" svg:y1="3.102cm" svg:x2="6.362cm" svg:y2="1.902cm">
            <text:p/>
          </draw:line>
          <draw:connector draw:style-name="gr5" draw:text-style-name="P1" draw:layer="layout" draw:type="line" svg:x1="6.362cm" svg:y1="1.902cm" svg:x2="6.964cm" svg:y2="1.903cm" draw:start-shape="id28" draw:start-glue-point="0" svg:d="m6362 1902 602 1">
            <text:p/>
          </draw:connector>
        </draw:g>
        <draw:frame draw:style-name="gr30" draw:text-style-name="P6" draw:layer="layout" svg:width="2.7cm" svg:height="1.039cm" svg:x="6.845cm" svg:y="1.505cm">
          <draw:text-box>
            <text:p text:style-name="P1"><text:span text:style-name="T4">Collective I/O </text:span></text:p>
            <text:p text:style-name="P1"><text:span text:style-name="T4">branch</text:span></text:p>
          </draw:text-box>
        </draw:frame>
        <draw:frame draw:style-name="gr30" draw:text-style-name="P6" draw:layer="layout" svg:width="3.131cm" svg:height="1.039cm" svg:x="0.345cm" svg:y="1.506cm">
          <draw:text-box>
            <text:p text:style-name="P1"><text:span text:style-name="T4">Independent I/O </text:span></text:p>
            <text:p text:style-name="P1"><text:span text:style-name="T4">branch</text:span></text:p>
          </draw:text-box>
        </draw:frame>
        <draw:g>
          <draw:line draw:style-name="gr15" draw:text-style-name="P1" xml:id="id29" draw:id="id29" draw:layer="layout" svg:x1="3.762cm" svg:y1="3.053cm" svg:x2="3.762cm" svg:y2="1.853cm">
            <text:p/>
          </draw:line>
          <draw:connector draw:style-name="gr5" draw:text-style-name="P1" draw:layer="layout" draw:type="line" svg:x1="3.762cm" svg:y1="1.853cm" svg:x2="3.262cm" svg:y2="1.854cm" draw:start-shape="id29" draw:start-glue-point="0" svg:d="m3762 1853-500 1">
            <text:p/>
          </draw:connector>
        </draw:g>
        <draw:custom-shape draw:style-name="gr29" draw:text-style-name="P2" draw:layer="layout" svg:width="0.499cm" svg:height="0.501cm" svg:x="10.844cm" svg:y="1.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3.957cm" svg:y1="2.696cm" svg:x2="1.988cm" svg:y2="2.696cm" svg:d="m3957 2696h-1969">
          <text:p/>
        </draw:connector>
        <draw:line draw:style-name="gr31" draw:text-style-name="P1" draw:layer="layout" svg:x1="9.8cm" svg:y1="8.4cm" svg:x2="12.9cm" svg:y2="8.4cm">
          <text:p/>
        </draw:line>
        <draw:rect draw:style-name="gr32" draw:text-style-name="P1" draw:layer="layout" svg:width="20.4cm" svg:height="10cm" svg:x="0.4cm" svg:y="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05T14:34:41.842367023</meta:creation-date>
    <dc:date>2016-08-11T15:18:29</dc:date>
    <meta:editing-duration>P10DT5H6M</meta:editing-duration>
    <meta:editing-cycles>68</meta:editing-cycles>
    <meta:generator>OpenOffice/4.0.1$Unix OpenOffice.org_project/401m5$Build-9714</meta:generator>
    <meta:print-date>2015-03-19T11:43:39.636814420</meta:print-date>
    <dc:creator>Giuseppe Congiu</dc:creator>
    <meta:document-statistic meta:object-count="121"/>
  </office:meta>
</office:document-meta>
</file>